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1340E000027CA00000A060FE5535CF874D1DE.svg" manifest:media-type="image/svg+xml"/>
  <manifest:file-entry manifest:full-path="Pictures/1000020100000181000000611489F626B439FB39.png" manifest:media-type="image/png"/>
  <manifest:file-entry manifest:full-path="Pictures/1000020100000159000001DB36F337F5085DD4C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useo 300" svg:font-family="'Museo 300'" style:font-pitch="variable"/>
    <style:font-face style:name="Museo 500" svg:font-family="'Museo 500'" style:font-pitch="variable"/>
    <style:font-face style:name="Outage" svg:font-family="Outage" style:font-pitch="variable"/>
    <style:font-face style:name="Titillium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P2" style:family="paragraph" style:parent-style-name="Standard">
      <style:paragraph-properties fo:text-align="end" style:justify-single-word="false"/>
      <style:text-properties style:font-name="Titillium" fo:font-size="11pt" style:font-size-asian="11pt" style:font-size-complex="11pt"/>
    </style:style>
    <style:style style:name="P3" style:family="paragraph" style:parent-style-name="Standard">
      <style:paragraph-properties fo:line-height="100%"/>
      <style:text-properties style:font-name="Titillium"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Titillium" fo:font-size="12pt" style:font-size-asian="12pt" style:font-size-complex="12pt"/>
    </style:style>
    <style:style style:name="P5" style:family="paragraph" style:parent-style-name="Standard">
      <style:text-properties fo:color="#000000" style:font-name="Titillium" fo:font-size="10pt" style:font-size-asian="10pt" style:font-size-complex="10pt"/>
    </style:style>
    <style:style style:name="P6" style:family="paragraph" style:parent-style-name="Standard">
      <style:paragraph-properties fo:line-height="100%"/>
      <style:text-properties fo:color="#000000" style:font-name="Titillium" fo:font-size="10pt" style:font-size-asian="10pt" style:font-size-complex="10pt"/>
    </style:style>
    <style:style style:name="P7" style:family="paragraph" style:parent-style-name="Standard">
      <style:text-properties fo:color="#000000" style:font-name="Titillium" fo:font-size="13pt" style:font-size-asian="13pt" style:font-size-complex="13pt"/>
    </style:style>
    <style:style style:name="P8" style:family="paragraph" style:parent-style-name="Standard">
      <style:text-properties fo:color="#000000" style:font-name="Museo 500" fo:font-size="10pt" style:font-size-asian="10pt" style:font-size-complex="10pt"/>
    </style:style>
    <style:style style:name="P9" style:family="paragraph" style:parent-style-name="Standard">
      <style:paragraph-properties fo:text-align="end" style:justify-single-word="false"/>
      <style:text-properties style:font-name="Museo 300" fo:font-size="11pt" style:font-size-asian="11pt" style:font-size-complex="11pt"/>
    </style:style>
    <style:style style:name="P10" style:family="paragraph" style:parent-style-name="Standard">
      <style:paragraph-properties fo:line-height="100%"/>
      <style:text-properties style:font-name="Museo 300" fo:font-size="10pt" style:font-size-asian="10pt" style:font-size-complex="10pt"/>
    </style:style>
    <style:style style:name="P11" style:family="paragraph" style:parent-style-name="Standard">
      <style:text-properties style:font-name="Museo 500" fo:font-size="10pt" style:font-size-asian="10pt" style:font-size-complex="10pt"/>
    </style:style>
    <style:style style:name="P12" style:family="paragraph" style:parent-style-name="Standard">
      <style:paragraph-properties fo:margin-top="0in" fo:margin-bottom="0in" loext:contextual-spacing="false"/>
      <style:text-properties fo:color="#000000" style:font-name="Titillium" fo:font-size="10pt" style:font-size-asian="10pt" style:font-size-complex="10pt"/>
    </style:style>
    <style:style style:name="P13" style:family="paragraph" style:parent-style-name="Standard">
      <style:paragraph-properties fo:margin-top="0in" fo:margin-bottom="0in" loext:contextual-spacing="false"/>
      <style:text-properties fo:color="#000000" style:font-name="Titillium" fo:font-size="10pt" officeooo:paragraph-rsid="00386892" style:font-size-asian="10pt" style:font-size-complex="10pt"/>
    </style:style>
    <style:style style:name="P14" style:family="paragraph" style:parent-style-name="Standard">
      <style:paragraph-properties fo:margin-top="0in" fo:margin-bottom="0in" loext:contextual-spacing="false"/>
      <style:text-properties fo:color="#000000" style:font-name="Titillium" fo:font-size="10pt" fo:font-weight="normal" officeooo:rsid="002c4cb9" officeooo:paragraph-rsid="002c4cb9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left="0in" fo:margin-right="-0.1252in" fo:margin-top="0in" fo:margin-bottom="0in" loext:contextual-spacing="false" fo:text-indent="0in" style:auto-text-indent="false"/>
      <style:text-properties fo:color="#000000" style:font-name="Titillium" fo:font-size="10pt" style:font-size-asian="10pt" style:font-size-complex="10pt"/>
    </style:style>
    <style:style style:name="P16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fo:color="#000000" style:font-name="Titillium" fo:font-size="10pt" style:font-size-asian="10pt" style:font-size-complex="10pt"/>
    </style:style>
    <style:style style:name="P17" style:family="paragraph" style:parent-style-name="Standard" style:list-style-name="WW8Num1">
      <style:paragraph-properties fo:margin-top="0in" fo:margin-bottom="0in" loext:contextual-spacing="false"/>
      <style:text-properties fo:font-variant="normal" fo:text-transform="none" fo:color="#000000" style:font-name="Titillium" fo:font-size="10pt" fo:letter-spacing="normal" fo:font-style="normal" fo:font-weight="normal" fo:background-color="transparent" style:font-size-asian="10pt" style:font-weight-asian="normal" style:font-size-complex="10pt" style:font-weight-complex="normal"/>
    </style:style>
    <style:style style:name="P18" style:family="paragraph" style:parent-style-name="Standard" style:list-style-name="WW8Num1">
      <style:paragraph-properties fo:margin-top="0in" fo:margin-bottom="0in" loext:contextual-spacing="false"/>
      <style:text-properties fo:font-variant="normal" fo:text-transform="none" fo:color="#000000" style:font-name="Titillium" fo:font-size="10pt" fo:letter-spacing="normal" fo:font-style="normal" fo:font-weight="normal" officeooo:paragraph-rsid="001c37f7" fo:background-color="transparent" style:font-size-asian="10pt" style:font-weight-asian="normal" style:font-size-complex="10pt" style:font-weight-complex="normal"/>
    </style:style>
    <style:style style:name="P19" style:family="paragraph" style:parent-style-name="Standard" style:list-style-name="WW8Num1">
      <style:paragraph-properties fo:margin-top="0in" fo:margin-bottom="0in" loext:contextual-spacing="false"/>
      <style:text-properties fo:font-variant="normal" fo:text-transform="none" fo:color="#000000" style:font-name="Titillium" fo:font-size="10pt" fo:letter-spacing="normal" fo:font-style="normal" fo:font-weight="normal" officeooo:rsid="0019a96c" officeooo:paragraph-rsid="0019a96c" fo:background-color="transparent" style:font-size-asian="10pt" style:font-weight-asian="normal" style:font-size-complex="10pt" style:font-weight-complex="normal"/>
    </style:style>
    <style:style style:name="P20" style:family="paragraph" style:parent-style-name="Standard" style:list-style-name="WW8Num1">
      <style:paragraph-properties fo:margin-top="0in" fo:margin-bottom="0in" loext:contextual-spacing="false"/>
      <style:text-properties fo:color="#000000" style:font-name="Titillium" fo:font-size="10pt" style:font-size-asian="10pt" style:font-size-complex="10pt"/>
    </style:style>
    <style:style style:name="P21" style:family="paragraph" style:parent-style-name="Standard" style:list-style-name="WW8Num1">
      <style:paragraph-properties fo:margin-top="0in" fo:margin-bottom="0in" loext:contextual-spacing="false"/>
      <style:text-properties fo:color="#000000" style:font-name="Titillium" fo:font-size="10pt" officeooo:rsid="00386892" officeooo:paragraph-rsid="00386892" style:font-size-asian="10pt" style:font-size-complex="10pt"/>
    </style:style>
    <style:style style:name="P22" style:family="paragraph" style:parent-style-name="Standard" style:list-style-name="WW8Num1">
      <style:paragraph-properties fo:margin-top="0in" fo:margin-bottom="0in" loext:contextual-spacing="false"/>
      <style:text-properties fo:color="#000000" style:font-name="Titillium" fo:font-size="10pt" officeooo:rsid="0032d4c1" officeooo:paragraph-rsid="0032d4c1" style:font-size-asian="10pt" style:font-size-complex="10pt"/>
    </style:style>
    <style:style style:name="P23" style:family="paragraph" style:parent-style-name="Standard" style:list-style-name="WW8Num1">
      <style:paragraph-properties fo:margin-top="0in" fo:margin-bottom="0in" loext:contextual-spacing="false"/>
      <style:text-properties fo:color="#000000" style:font-name="Titillium" fo:font-size="10pt" officeooo:rsid="001c37f7" officeooo:paragraph-rsid="001c37f7" style:font-size-asian="10pt" style:font-size-complex="10pt"/>
    </style:style>
    <style:style style:name="P24" style:family="paragraph" style:parent-style-name="Standard" style:list-style-name="WW8Num1">
      <style:paragraph-properties fo:margin-top="0in" fo:margin-bottom="0in" loext:contextual-spacing="false"/>
      <style:text-properties fo:color="#000000" style:font-name="Titillium" fo:font-size="10pt" officeooo:rsid="002a54ee" officeooo:paragraph-rsid="002a54ee" style:font-size-asian="10pt" style:font-size-complex="10pt"/>
    </style:style>
    <style:style style:name="P25" style:family="paragraph" style:parent-style-name="Standard" style:list-style-name="WW8Num1">
      <style:paragraph-properties fo:margin-top="0in" fo:margin-bottom="0in" loext:contextual-spacing="false"/>
      <style:text-properties fo:color="#000000" style:font-name="Titillium"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 style:list-style-name="WW8Num1">
      <style:paragraph-properties fo:margin-top="0in" fo:margin-bottom="0in" loext:contextual-spacing="false"/>
      <style:text-properties fo:color="#000000" style:font-name="Titillium" fo:font-size="10pt" fo:font-weight="normal" officeooo:rsid="002c4cb9" officeooo:paragraph-rsid="002c4cb9" style:font-size-asian="10pt" style:font-weight-asian="normal" style:font-size-complex="10pt" style:font-weight-complex="normal"/>
    </style:style>
    <style:style style:name="P27" style:family="paragraph" style:parent-style-name="Standard" style:list-style-name="WW8Num1">
      <style:paragraph-properties fo:margin-top="0in" fo:margin-bottom="0in" loext:contextual-spacing="false" fo:line-height="100%"/>
      <style:text-properties fo:color="#000000" style:font-name="Titillium" fo:font-size="10pt" fo:font-weight="normal" officeooo:paragraph-rsid="00386892" style:font-size-asian="10pt" style:font-weight-asian="normal" style:font-size-complex="10pt" style:font-weight-complex="normal"/>
    </style:style>
    <style:style style:name="P28" style:family="paragraph">
      <loext:graphic-properties draw:fill-color="#000000"/>
      <style:paragraph-properties fo:text-align="center"/>
    </style:style>
    <style:style style:name="T1" style:family="text">
      <style:text-properties officeooo:rsid="002acb8a"/>
    </style:style>
    <style:style style:name="T2" style:family="text">
      <style:text-properties style:font-name="Titillium"/>
    </style:style>
    <style:style style:name="T3" style:family="text">
      <style:text-properties officeooo:rsid="002fb292"/>
    </style:style>
    <style:style style:name="T4" style:family="text">
      <style:text-properties officeooo:rsid="00358e19"/>
    </style:style>
    <style:style style:name="T5" style:family="text">
      <style:text-properties officeooo:rsid="00386892"/>
    </style:style>
    <style:style style:name="T6" style:family="text">
      <style:text-properties fo:font-variant="normal" fo:text-transform="none" fo:letter-spacing="normal" fo:font-style="normal" fo:background-color="transparent" loext:char-shading-value="0" style:font-style-asian="normal" style:font-style-complex="normal"/>
    </style:style>
    <style:style style:name="T7" style:family="text">
      <style:text-properties fo:font-variant="normal" fo:text-transform="none" fo:letter-spacing="normal" fo:font-style="normal" officeooo:rsid="001e4a62" fo:background-color="transparent" loext:char-shading-value="0" style:font-style-asian="normal" style:font-style-complex="normal"/>
    </style:style>
    <style:style style:name="T8" style:family="text">
      <style:text-properties fo:font-variant="normal" fo:text-transform="none" fo:letter-spacing="normal" fo:font-style="normal" officeooo:rsid="001fd56b" fo:background-color="transparent" loext:char-shading-value="0" style:font-style-asian="normal" style:font-style-complex="normal"/>
    </style:style>
    <style:style style:name="T9" style:family="text">
      <style:text-properties fo:font-variant="normal" fo:text-transform="none" fo:letter-spacing="normal" fo:font-style="normal" officeooo:rsid="001033ea" fo:background-color="transparent" loext:char-shading-value="0" style:font-style-asian="normal" style:font-style-complex="normal"/>
    </style:style>
    <style:style style:name="T10" style:family="text">
      <style:text-properties fo:font-variant="normal" fo:text-transform="none" fo:letter-spacing="normal" fo:font-style="normal" officeooo:rsid="002177b1" fo:background-color="transparent" loext:char-shading-value="0" style:font-style-asian="normal" style:font-style-complex="normal"/>
    </style:style>
    <style:style style:name="T11" style:family="text">
      <style:text-properties officeooo:rsid="003a0d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098in" draw:marker-start-width="0.0146in" draw:marker-end-width="0.0146in" draw:fill-color="#000000" draw:textarea-horizontal-align="center" draw:textarea-vertical-align="middle" fo:padding-top="0.0063in" fo:padding-bottom="0.0063in" fo:padding-left="0.0063in" fo:padding-right="0.0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"/>
      <text:p text:style-name="P4">Model: LulzBot Mini <text:span text:style-name="T5">2</text:span>.0 3D <text:span text:style-name="T11">Desktop </text:span>Printer</text:p>
      <text:p text:style-name="P11"/>
      <text:p text:style-name="P10"><draw:line text:anchor-type="paragraph" draw:z-index="2" draw:style-name="gr1" draw:text-style-name="P28" svg:x1="1.1602in" svg:y1="0.1453in" svg:x2="3.3346in" svg:y2="0.1453in"><text:p/></draw:line> <text:s/><text:span text:style-name="T2">Serial Number:<text:tab/><text:tab/></text:span></text:p>
      <text:p text:style-name="P3"><draw:line text:anchor-type="paragraph" draw:z-index="3" draw:style-name="gr1" draw:text-style-name="P28" svg:x1="1.1602in" svg:y1="0.1453in" svg:x2="3.3421in" svg:y2="0.1453in"><text:p/></draw:line> <text:s/>Date Completed:<text:tab/></text:p>
      <text:p text:style-name="P6"><draw:line text:anchor-type="paragraph" draw:z-index="4" draw:style-name="gr1" draw:text-style-name="P28" svg:x1="1.1602in" svg:y1="0.139in" svg:x2="3.3429in" svg:y2="0.139in"><text:p/></draw:line> <text:s/>Completed by:<text:tab/><text:tab/></text:p>
      <text:p text:style-name="P8"/>
      <text:p text:style-name="P7">Items to include:</text:p>
      <text:p text:style-name="P5"/>
      <text:p text:style-name="P5">Printer and Cables:</text:p>
      <text:p text:style-name="P5"/>
      <text:list xml:id="list1759321512812254258" text:style-name="WW8Num1">
        <text:list-item>
          <text:p text:style-name="P16">LulzBot Mini <text:span text:style-name="T5">2</text:span>.0 3D printer</text:p>
        </text:list-item>
        <text:list-item>
          <text:p text:style-name="P17">6ft 18AWG Power Cord Cable</text:p>
        </text:list-item>
        <text:list-item>
          <text:p text:style-name="P17">6ft 18AWG England Power Cord Cable (If applicable)</text:p>
        </text:list-item>
        <text:list-item>
          <text:p text:style-name="P18">6ft 18AWG European Power Cord Cable (If applicable)</text:p>
        </text:list-item>
        <text:list-item>
          <text:p text:style-name="P19">6ft 18AWG Australian Power Cord Cable (If applicable)</text:p>
        </text:list-item>
        <text:list-item>
          <text:p text:style-name="P20">USB cable</text:p>
        </text:list-item>
      </text:list>
      <text:p text:style-name="P12"/>
      <text:p text:style-name="P15">Supplies:</text:p>
      <text:p text:style-name="P15"/>
      <text:list xml:id="list144426579519675" text:continue-numbering="true" text:style-name="WW8Num1">
        <text:list-item>
          <text:p text:style-name="P20"><text:span text:style-name="T5">SD Card</text:span> with source files</text:p>
        </text:list-item>
        <text:list-item>
          <text:p text:style-name="P20"><text:span text:style-name="T3">S</text:span>ample <text:span text:style-name="T3">coil </text:span>of <text:span text:style-name="T3">PLA</text:span> 3D printer filament</text:p>
        </text:list-item>
        <text:list-item>
          <text:p text:style-name="P21">Tool Kit</text:p>
        </text:list-item>
        <text:list-item>
          <text:p text:style-name="P22">Additional <text:span text:style-name="T4">f</text:span>ilament <text:span text:style-name="T4">s</text:span>ample(s)</text:p>
        </text:list-item>
        <text:list-item>
          <text:p text:style-name="P21">LulzBot Sticker</text:p>
        </text:list-item>
      </text:list>
      <text:p text:style-name="P12"/>
      <text:p text:style-name="P15">Documentation:</text:p>
      <text:p text:style-name="P15"/>
      <text:list xml:id="list144426430972808" text:continue-numbering="true" text:style-name="WW8Num1">
        <text:list-item>
          <text:p text:style-name="P20">Quick Start Guide</text:p>
        </text:list-item>
        <text:list-item>
          <text:p text:style-name="P20">Quality Assurance Record</text:p>
        </text:list-item>
        <text:list-item>
          <text:p text:style-name="P23">Safety Guide</text:p>
        </text:list-item>
        <text:list-item>
          <text:p text:style-name="P24"><text:span text:style-name="T1">EC</text:span> Declaration of Conformity</text:p>
        </text:list-item>
        <text:list-item>
          <text:p text:style-name="P25">Packing List</text:p>
        </text:list-item>
        <text:list-item>
          <text:p text:style-name="P26">Modification Warning Insert</text:p>
        </text:list-item>
      </text:list>
      <text:p text:style-name="P14"/>
      <text:p text:style-name="P13">Final Print:</text:p>
      <text:p text:style-name="P13"/>
      <text:list xml:id="list144427224664216" text:continue-numbering="true" text:style-name="WW8Num1">
        <text:list-item>
          <text:p text:style-name="P27"><text:span text:style-name="T7">Oc</text:span><text:span text:style-name="T6">topus printed by this </text:span><text:span text:style-name="T8">LulzBot</text:span><text:span text:style-name="T6"> </text:span><text:span text:style-name="T9">TAZ</text:span><text:span text:style-name="T6"> 3D Printer. </text:span><text:span text:style-name="T8">Octopus_v18 </text:span><text:span text:style-name="T6">by </text:span><text:span text:style-name="T10">yeoldbrian</text:span><text:span text:style-name="T6"> is licensed under CC BY-SA 4.0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useo 300" svg:font-family="'Museo 300'" style:font-pitch="variable"/>
    <style:font-face style:name="Museo 500" svg:font-family="'Museo 500'" style:font-pitch="variable"/>
    <style:font-face style:name="Outage" svg:font-family="Outage" style:font-pitch="variable"/>
    <style:font-face style:name="Titillium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0.0028in" svg:y="-0.3937in" svg:width="0.9307in" svg:height="1.2602in" draw:z-index="1"><draw:image xlink:href="Pictures/1000020100000159000001DB36F337F5085DD4CE.png" xlink:type="simple" xlink:show="embed" xlink:actuate="onLoad"/></draw:frame><draw:frame draw:style-name="Mfr2" draw:name="graphics2" text:anchor-type="paragraph" svg:y="9.0638in" svg:width="4.472in" svg:height="1.1484in" draw:z-index="0"><draw:image xlink:href="Pictures/1001340E000027CA00000A060FE5535CF874D1DE.svg" xlink:type="simple" xlink:show="embed" xlink:actuate="onLoad"/><draw:image xlink:href="Pictures/1000020100000181000000611489F626B439FB39.png" xlink:type="simple" xlink:show="embed" xlink:actuate="onLoad"/></draw:frame>PACKING LIST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2:23:20.276342132</meta:creation-date>
    <meta:editing-duration>PT2M9S</meta:editing-duration>
    <meta:editing-cycles>3</meta:editing-cycles>
    <meta:generator>LibreOffice/5.2.7.2$Linux_X86_64 LibreOffice_project/20m0$Build-2</meta:generator>
    <dc:date>2018-03-21T14:44:25.226938032</dc:date>
    <meta:document-statistic meta:table-count="0" meta:image-count="2" meta:object-count="0" meta:page-count="1" meta:paragraph-count="28" meta:word-count="132" meta:character-count="751" meta:non-whitespace-character-count="654"/>
  </office:meta>
</office:document-meta>
</file>